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423" officeooo:paragraph-rsid="00116423"/>
    </style:style>
    <style:style style:name="P2" style:family="paragraph" style:parent-style-name="Standard">
      <style:text-properties fo:font-weight="bold" officeooo:rsid="002c57c5" officeooo:paragraph-rsid="002c57c5" style:font-weight-asian="bold" style:font-weight-complex="bold"/>
    </style:style>
    <style:style style:name="P3" style:family="paragraph" style:parent-style-name="Standard">
      <style:text-properties fo:font-size="14pt" fo:font-weight="bold" officeooo:rsid="00128dd9" officeooo:paragraph-rsid="00128dd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28dd9" officeooo:paragraph-rsid="001449c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28dd9" officeooo:paragraph-rsid="00172f3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8dd9" officeooo:paragraph-rsid="0019ae1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2bcb0" officeooo:paragraph-rsid="0012bcb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2bcb0" officeooo:paragraph-rsid="001449c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1647" officeooo:paragraph-rsid="001b164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89a5" officeooo:paragraph-rsid="001c89a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89a5" officeooo:paragraph-rsid="001c937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d824e" officeooo:paragraph-rsid="001d824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d95e0" officeooo:paragraph-rsid="001d95e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f91f8" officeooo:paragraph-rsid="001f91f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09e10" officeooo:paragraph-rsid="00209e1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17a69" officeooo:paragraph-rsid="00217a6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1be8f" officeooo:paragraph-rsid="0021be8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4d1e3" officeooo:paragraph-rsid="0024d1e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56621" officeooo:paragraph-rsid="0025662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8bfac" officeooo:paragraph-rsid="0028bfac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2f714" officeooo:paragraph-rsid="0032f714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2bcb0" officeooo:paragraph-rsid="00172f3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2bcb0" officeooo:paragraph-rsid="0019ae1b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24d1e3" officeooo:paragraph-rsid="0024d1e3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256621" officeooo:paragraph-rsid="00256621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28bfac" officeooo:paragraph-rsid="0028bfac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32f714" officeooo:paragraph-rsid="0032f714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3347b6" officeooo:paragraph-rsid="003347b6" style:font-size-asian="14pt" style:font-weight-asian="bold" style:font-size-complex="14pt" style:font-weight-complex="bold"/>
    </style:style>
    <style:style style:name="T1" style:family="text">
      <style:text-properties officeooo:rsid="0012bcb0"/>
    </style:style>
    <style:style style:name="T2" style:family="text">
      <style:text-properties officeooo:rsid="00153583"/>
    </style:style>
    <style:style style:name="T3" style:family="text">
      <style:text-properties officeooo:rsid="001c937b"/>
    </style:style>
    <style:style style:name="T4" style:family="text">
      <style:text-properties officeooo:rsid="001ef3f1"/>
    </style:style>
    <style:style style:name="T5" style:family="text">
      <style:text-properties fo:font-weight="bold" officeooo:rsid="002f42e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 show page</text:p>
      <text:p text:style-name="P1">&lt;p&gt; </text:p>
      <text:p text:style-name="P1"><text:s text:c="2"/>&lt;strong&gt;Title:&lt;/strong&gt; </text:p>
      <text:p text:style-name="P1"><text:s text:c="2"/>&lt;%= @blog.title %&gt; </text:p>
      <text:p text:style-name="P1">&lt;/p&gt; </text:p>
      <text:p text:style-name="P1"/>
      <text:p text:style-name="P1"><text:s text:c="4"/>&lt;p&gt; </text:p>
      <text:p text:style-name="P1"><text:s text:c="3"/>&lt;strong&gt;description:&lt;/strong&gt; </text:p>
      <text:p text:style-name="P1"><text:s text:c="2"/>&lt;%= @blog.description %&gt; </text:p>
      <text:p text:style-name="P1"><text:s text:c="3"/>&lt;/p&gt; </text:p>
      <text:p text:style-name="P1"><text:s text:c="2"/>&lt;p&gt; </text:p>
      <text:p text:style-name="P1"><text:s text:c="2"/>&lt;strong&gt;image:&lt;/strong&gt; </text:p>
      <text:p text:style-name="P1"><text:s text:c="2"/>&lt;%= image_tag @blog.image, :height=&gt;"100", :width=&gt;"100" %&gt; </text:p>
      <text:p text:style-name="P1"><text:s text:c="2"/>&lt;/p&gt; </text:p>
      <text:p text:style-name="P1"/>
      <text:p text:style-name="P1"/>
      <text:p text:style-name="P2">Display Comment:</text:p>
      <text:p text:style-name="P1">&lt;% @blog.comments.each do |comment| %&gt; </text:p>
      <text:p text:style-name="P1"><text:s text:c="2"/>&lt;p&gt; </text:p>
      <text:p text:style-name="P1"><text:s text:c="4"/>&lt;strong&gt;Commenter:&lt;/strong&gt; </text:p>
      <text:p text:style-name="P1"><text:s text:c="4"/>&lt;%= comment.commenter %&gt; </text:p>
      <text:p text:style-name="P1"><text:s text:c="2"/>&lt;/p&gt; </text:p>
      <text:p text:style-name="P1"><text:s text:c="2"/>&lt;p&gt; </text:p>
      <text:p text:style-name="P1"><text:s text:c="4"/>&lt;strong&gt;Comment:&lt;/strong&gt; </text:p>
      <text:p text:style-name="P1"><text:s text:c="4"/>&lt;%= comment.body%&gt; </text:p>
      <text:p text:style-name="P1"><text:s text:c="5"/>&lt;/p&gt; </text:p>
      <text:p text:style-name="P1"><text:s text:c="5"/></text:p>
      <text:p text:style-name="P1">&lt;%= link_to 'Edit Comment',edit_blog_comment_path(@blog, comment)%&gt; </text:p>
      <text:p text:style-name="P1"><text:s text:c="6"/>&lt;%#= link_to 'Destroy Comment',article_comment_path(@article,comment),method: :delete, data: { confirm: 'Are you sure,you want to delete' } %&gt; </text:p>
      <text:p text:style-name="P1"/>
      <text:p text:style-name="P1"><text:s text:c="6"/>&lt;%= link_to 'Destroy Comment',"/blogs/#{@blog.id}/comments/#{comment.id}",method: :delete, data: { confirm: 'Are you sure,you want to delete' } %&gt; </text:p>
      <text:p text:style-name="P1"><text:s text:c="6"/></text:p>
      <text:p text:style-name="P1"/>
      <text:p text:style-name="P1">&lt;%end%&gt; </text:p>
      <text:p text:style-name="P1"/>
      <text:p text:style-name="P1"/>
      <text:p text:style-name="P1"><text:s text:c="3"/><text:span text:style-name="T5">Comment form:</text:span></text:p>
      <text:p text:style-name="P1"><text:s text:c="7"/>&lt;h2&gt;Add a comment:&lt;/h2&gt; </text:p>
      <text:p text:style-name="P1">&lt;%= form_for([@blog, @blog.comments.build]) do |f| %&gt; </text:p>
      <text:p text:style-name="P1"><text:s text:c="2"/>&lt;p&gt; </text:p>
      <text:p text:style-name="P1"><text:s text:c="4"/>&lt;%= f.label :commenter %&gt;&lt;br&gt; </text:p>
      <text:p text:style-name="P1"><text:s text:c="4"/>&lt;%= f.text_field :commenter %&gt; </text:p>
      <text:p text:style-name="P1"><text:s text:c="2"/>&lt;/p&gt; </text:p>
      <text:p text:style-name="P1"><text:s text:c="2"/>&lt;p&gt; </text:p>
      <text:p text:style-name="P1"><text:s text:c="4"/>&lt;%= f.label :body %&gt;&lt;br&gt; </text:p>
      <text:p text:style-name="P1"><text:s text:c="4"/>&lt;%= f.text_area :body %&gt; </text:p>
      <text:p text:style-name="P1"><text:s text:c="2"/>&lt;/p&gt; </text:p>
      <text:p text:style-name="P1"><text:soft-page-break/><text:s text:c="2"/>&lt;p&gt; </text:p>
      <text:p text:style-name="P1"><text:s text:c="4"/>&lt;%= f.submit %&gt; </text:p>
      <text:p text:style-name="P1"><text:s text:c="2"/>&lt;/p&gt; </text:p>
      <text:p text:style-name="P1">&lt;% end %&gt; </text:p>
      <text:p text:style-name="P1"><text:s text:c="4"/>&lt;%= link_to 'Back', blogs_path %&gt;</text:p>
      <text:p text:style-name="P1">edit comments view</text:p>
      <text:p text:style-name="P1">&lt;h3&gt;Edit tg67hy8nupl.;&lt;/h3&gt; </text:p>
      <text:p text:style-name="P1"/>
      <text:p text:style-name="P1"/>
      <text:p text:style-name="P1">&lt;%= form_for([@blog, @comment] , :method =&gt;"patch" ) do |f| %&gt; </text:p>
      <text:p text:style-name="P1">&lt;%#= form_for(:comment, url: "/blogs/#{@blog.id}/comments/#{@comment.id}/edit") do |f| %&gt; </text:p>
      <text:p text:style-name="P1"/>
      <text:p text:style-name="P1"><text:s text:c="2"/>&lt;p&gt; </text:p>
      <text:p text:style-name="P1"><text:s text:c="4"/>&lt;%= f.label :commenter %&gt;&lt;br&gt; </text:p>
      <text:p text:style-name="P1"><text:s text:c="4"/>&lt;%= f.text_field :commenter %&gt; </text:p>
      <text:p text:style-name="P1"><text:s text:c="2"/>&lt;/p&gt; </text:p>
      <text:p text:style-name="P1"><text:s text:c="2"/>&lt;p&gt; </text:p>
      <text:p text:style-name="P1"><text:s text:c="4"/>&lt;%= f.label :body %&gt;&lt;br&gt; </text:p>
      <text:p text:style-name="P1"><text:s text:c="4"/>&lt;%= f.text_area :body %&gt; </text:p>
      <text:p text:style-name="P1"><text:s text:c="2"/>&lt;/p&gt; </text:p>
      <text:p text:style-name="P1"><text:s text:c="2"/>&lt;p&gt; </text:p>
      <text:p text:style-name="P1"><text:s text:c="4"/>&lt;%= f.submit %&gt; </text:p>
      <text:p text:style-name="P1"><text:s text:c="2"/>&lt;/p&gt; </text:p>
      <text:p text:style-name="P1">&lt;% end %&gt;</text:p>
      <text:p text:style-name="P1"/>
      <text:p text:style-name="P1"/>
      <text:p text:style-name="P1">controller</text:p>
      <text:p text:style-name="P1">class CommentsController &lt; ApplicationController </text:p>
      <text:p text:style-name="P1"><text:tab/> </text:p>
      <text:p text:style-name="P1"><text:tab/>def create </text:p>
      <text:p text:style-name="P1"><text:s text:c="4"/>@blog = Blog.find(params[:blog_id]) </text:p>
      <text:p text:style-name="P1"><text:s text:c="4"/>@comment = @blog.comments.create(comment_params) </text:p>
      <text:p text:style-name="P1"><text:s text:c="4"/>redirect_to blog_path(@blog) </text:p>
      <text:p text:style-name="P1"><text:s text:c="2"/>end </text:p>
      <text:p text:style-name="P1"/>
      <text:p text:style-name="P1"><text:s text:c="2"/>def edit </text:p>
      <text:p text:style-name="P1"><text:s text:c="5"/>@blog = Blog.find(params[:blog_id]) </text:p>
      <text:p text:style-name="P1"><text:s text:c="5"/>@comment = Comment.find(params[:id]) </text:p>
      <text:p text:style-name="P1"><text:s text:c="2"/>end </text:p>
      <text:p text:style-name="P1"/>
      <text:p text:style-name="P1"><text:s/>def destroy </text:p>
      <text:p text:style-name="P1"><text:s text:c="4"/>#@article = Article.find(params[:id]) </text:p>
      <text:p text:style-name="P1"><text:s text:c="4"/>#@comment = @article.comments.find(params[:article_id]) </text:p>
      <text:p text:style-name="P1"><text:s text:c="4"/>@blog = Blog.find(params[:blog_id]) </text:p>
      <text:p text:style-name="P1"><text:s text:c="5"/>@comment = Comment.find(params[:id]) </text:p>
      <text:p text:style-name="P1"><text:s text:c="4"/>@comment.destroy </text:p>
      <text:p text:style-name="P1"><text:s text:c="4"/>#redirect_to article_path(@article) </text:p>
      <text:p text:style-name="P1"><text:s text:c="4"/>redirect_to @comment </text:p>
      <text:p text:style-name="P1"/>
      <text:p text:style-name="P1"><text:soft-page-break/><text:s text:c="2"/>end </text:p>
      <text:p text:style-name="P1"/>
      <text:p text:style-name="P1"><text:s text:c="2"/>def update </text:p>
      <text:p text:style-name="P1"><text:s text:c="5"/>@blog = Blog.find(params[:blog_id]) </text:p>
      <text:p text:style-name="P1"><text:s text:c="5"/>@comment = Comment.find(params[:id]) </text:p>
      <text:p text:style-name="P1"><text:s text:c="5"/>@comment.update(comment_params) </text:p>
      <text:p text:style-name="P1"><text:s text:c="6"/>flash[:notice] = "Comment Updated" </text:p>
      <text:p text:style-name="P1"/>
      <text:p text:style-name="P1"><text:s text:c="3"/>redirect_to blog_path(@blog) </text:p>
      <text:p text:style-name="P1"><text:s text:c="5"/></text:p>
      <text:p text:style-name="P1"><text:s text:c="2"/>end </text:p>
      <text:p text:style-name="P1"><text:s text:c="2"/>private </text:p>
      <text:p text:style-name="P1"><text:s text:c="4"/>def comment_params </text:p>
      <text:p text:style-name="P1"><text:s text:c="6"/>params.require(:comment).permit(:commenter, :body) </text:p>
      <text:p text:style-name="P1"><text:s text:c="4"/>end </text:p>
      <text:p text:style-name="P1">end </text:p>
      <text:p text:style-name="P1"/>
      <text:p text:style-name="P1"/>
      <text:p text:style-name="P3">Working with Rails Console:</text:p>
      <text:p text:style-name="P7">1. Open Terminal</text:p>
      <text:p text:style-name="P4"><text:s/><text:span text:style-name="T1">$ User.find(1)</text:span></text:p>
      <text:p text:style-name="P22"><text:s/>$ User.find_by_id(1)</text:p>
      <text:p text:style-name="P5"/>
      <text:p text:style-name="P3"><text:span text:style-name="T1"><text:s/>User.f</text:span> <text:span text:style-name="T1">$ rails c</text:span></text:p>
      <text:p text:style-name="P3"/>
      <text:p text:style-name="P8">1. <text:span text:style-name="T2">Get record by id</text:span></text:p>
      <text:p text:style-name="P4"><text:s/><text:span text:style-name="T1">$ User.find(1)</text:span></text:p>
      <text:p text:style-name="P22"><text:s/>$ User.find_by_id(1)</text:p>
      <text:p text:style-name="P5"/>
      <text:p text:style-name="P23"><text:s/>User.find_by_column_name(column value)</text:p>
      <text:p text:style-name="P6"/>
      <text:p text:style-name="P9"><text:s/>Find will always return single active record object.</text:p>
      <text:p text:style-name="P9"/>
      <text:p text:style-name="P9"/>
      <text:p text:style-name="P10">User.where(:email =&gt; <text:a xlink:type="simple" xlink:href="mailto:'arvind@bittern.co">'arvind@bittern.co</text:a>')</text:p>
      <text:p text:style-name="P11">User.where(:email =&gt; <text:a xlink:type="simple" xlink:href="mailto:'arvind@bittern.co">'arvind@bittern.co</text:a>', <text:span text:style-name="T3">first_name =&gt; “arvind”</text:span>)</text:p>
      <text:p text:style-name="P11"/>
      <text:p text:style-name="P12">@co<text:span text:style-name="T4">m</text:span>ments = Comment.where('blog_id = ? ', "19")</text:p>
      <text:p text:style-name="P13">@co<text:span text:style-name="T4">m</text:span>ments = Comment.where(:blog_id =&gt; 19)</text:p>
      <text:p text:style-name="P13"/>
      <text:p text:style-name="P14">@blogs= Blog.where('title LIKE ? AND description LIKE ?', "test", "%test%") </text:p>
      <text:p text:style-name="P15">Blog.create!(:title =&gt; "test", description: "test")</text:p>
      <text:p text:style-name="P15"/>
      <text:p text:style-name="P16">blog = Blog.first </text:p>
      <text:p text:style-name="P17"><text:soft-page-break/>blog.title = “New value”</text:p>
      <text:p text:style-name="P17">blog.save</text:p>
      <text:p text:style-name="P17"/>
      <text:p text:style-name="P24"><text:s/>blog.update(:title =&gt; "new value")</text:p>
      <text:p text:style-name="P18"/>
      <text:p text:style-name="P25">blog.update_attributes(:title =&gt; "new value")</text:p>
      <text:p text:style-name="P19"/>
      <text:p text:style-name="P26"><text:s/>Comment.create(:body =&gt; "hello", blog_id: blog.id)</text:p>
      <text:p text:style-name="P20"/>
      <text:p text:style-name="P20"/>
      <text:p text:style-name="P20"/>
      <text:p text:style-name="P27">has_many association with forienkey:</text:p>
      <text:p text:style-name="P21"/>
      <text:p text:style-name="P27"><text:tab/>has_many :blogs, :foreign_key =&gt; "categry_id", :class_name =&gt; "Blog" </text:p>
      <text:p text:style-name="P21"/>
      <text:p text:style-name="P21"/>
      <text:p text:style-name="P28">&lt;% @blog.comments.each do |comment| %&gt; </text:p>
      <text:p text:style-name="P28"><text:s text:c="7"/>&lt;p&gt;&lt;%= comment.body %&gt;&lt;/p&gt; </text:p>
      <text:p text:style-name="P28"><text:s text:c="6"/>&lt;%end 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9:29:53.831856550</meta:creation-date>
    <dc:date>2017-04-18T18:32:45.120390219</dc:date>
    <meta:editing-duration>PT42M48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4" meta:paragraph-count="122" meta:word-count="355" meta:character-count="3414" meta:non-whitespace-character-count="2801"/>
  </office:meta>
</office:document-meta>
</file>